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186.55pt"/>
    </style:style>
    <style:style style:name="co6" style:family="table-column">
      <style:table-column-properties fo:break-before="auto" style:column-width="256.65pt"/>
    </style:style>
    <style:style style:name="co7" style:family="table-column">
      <style:table-column-properties fo:break-before="auto" style:column-width="222.55pt"/>
    </style:style>
    <style:style style:name="co8" style:family="table-column">
      <style:table-column-properties fo:break-before="auto" style:column-width="299.11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3.1pt" fo:break-before="auto" style:use-optimal-row-height="true"/>
    </style:style>
    <style:style style:name="ro2" style:family="table-row">
      <style:table-row-properties style:row-height="24.94pt" fo:break-before="auto" style:use-optimal-row-height="true"/>
    </style:style>
    <style:style style:name="ro3" style:family="table-row">
      <style:table-row-properties style:row-height="36.85pt" fo:break-before="auto" style:use-optimal-row-height="true"/>
    </style:style>
    <style:style style:name="ro4" style:family="table-row">
      <style:table-row-properties style:row-height="48.7pt" fo:break-before="auto" style:use-optimal-row-height="true"/>
    </style:style>
    <style:style style:name="ro5" style:family="table-row">
      <style:table-row-properties style:row-height="36pt" fo:break-before="auto" style:use-optimal-row-height="false"/>
    </style:style>
    <style:style style:name="ro6" style:family="table-row">
      <style:table-row-properties style:row-height="35.04pt" fo:break-before="auto" style:use-optimal-row-height="true"/>
    </style:style>
    <style:style style:name="ro7" style:family="table-row">
      <style:table-row-properties style:row-height="23.84pt" fo:break-before="auto" style:use-optimal-row-height="true"/>
    </style:style>
    <style:style style:name="ro8" style:family="table-row">
      <style:table-row-properties style:row-height="57.4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8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Plant structure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ubclass of</text:p>
          </table:table-cell>
          <table:table-cell table:style-name="ce9" office:value-type="string" calcext:value-type="string">
            <text:p>Ignore</text:p>
          </table:table-cell>
          <table:table-cell table:style-name="ce9" office:value-type="string" calcext:value-type="string">
            <text:p>Notes</text:p>
          </table:table-cell>
          <table:table-cell table:style-name="ce9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00</text:p>
          </table:table-cell>
          <table:table-cell office:value-type="string" calcext:value-type="string">
            <text:p>plant phenological trait</text:p>
          </table:table-cell>
          <table:table-cell office:value-type="string" calcext:value-type="string">
            <text:p>PATO:'quality'</text:p>
          </table:table-cell>
          <table:table-cell/>
          <table:table-cell table:style-name="ce7" office:value-type="string" calcext:value-type="string">
            <text:p>A {PATO:'quality'} of a {whole plant} that provides phenologically relevant information about the plant.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1</text:p>
          </table:table-cell>
          <table:table-cell office:value-type="string" calcext:value-type="string">
            <text:p>plant structure presence</text:p>
          </table:table-cell>
          <table:table-cell office:value-type="string" calcext:value-type="string">
            <text:p>'plant phenological trait'</text:p>
          </table:table-cell>
          <table:table-cell/>
          <table:table-cell table:style-name="ce7" office:value-type="string" calcext:value-type="string">
            <text:p>A {plant phenological trait} that is measured by the number of some {plant structure} that are part of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2</text:p>
          </table:table-cell>
          <table:table-cell office:value-type="string" calcext:value-type="string">
            <text:p>abscised plant structure presence</text:p>
          </table:table-cell>
          <table:table-cell office:value-type="string" calcext:value-type="string">
            <text:p>'plant phenological trait'</text:p>
          </table:table-cell>
          <table:table-cell/>
          <table:table-cell table:style-name="ce7" office:value-type="string" calcext:value-type="string">
            <text:p>A {plant phenological trait} that is measured by the number of some {plant structure} that a {whole plant} has abscised or that have been removed from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7"/>
          <table:table-cell table:number-columns-repeated="5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03</text:p>
          </table:table-cell>
          <table:table-cell table:formula="of:=CONCATENATE([.E6]; &quot; presence&quot;)" office:value-type="string" office:string-value="new shoot system presence" calcext:value-type="string">
            <text:p>new shoot system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ew shoot system</text:p>
          </table:table-cell>
          <table:table-cell table:style-name="ce8" table:formula="of:=CONCATENATE(&quot;A {plant phenological trait} that is measured by the number of &quot;; [.E6]; &quot;s {$&quot;; [.E6]; &quot;} on a {whole plant}.&quot;)" office:value-type="string" office:string-value="A {plant phenological trait} that is measured by the number of new shoot systems {$new shoot system} on a {whole plant}." calcext:value-type="string">
            <text:p>A {plant phenological trait} that is measured by the number of new shoot systems {$new shoot system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4</text:p>
          </table:table-cell>
          <table:table-cell table:formula="of:=CONCATENATE([.E7]; &quot; presence&quot;)" office:value-type="string" office:string-value="new above-ground shoot-borne shoot system presence" calcext:value-type="string">
            <text:p>new above-ground shoot-borne shoot system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ew above-ground shoot-borne shoot system</text:p>
          </table:table-cell>
          <table:table-cell table:style-name="ce8" table:formula="of:=CONCATENATE(&quot;A {plant phenological trait} that is measured by the number of &quot;; SUBSTITUTE([.E7]; &quot;system&quot;; &quot;systems&quot;); &quot; {$&quot;; [.E7]; &quot;} on a {whole plant}.&quot;)" office:value-type="string" office:string-value="A {plant phenological trait} that is measured by the number of new above-ground shoot-borne shoot systems {$new above-ground shoot-borne shoot system} on a {whole plant}." calcext:value-type="string">
            <text:p>A {plant phenological trait} that is measured by the number of new above-ground shoot-borne shoot systems {$new above-ground shoot-borne shoot system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5</text:p>
          </table:table-cell>
          <table:table-cell table:formula="of:=CONCATENATE([.E8]; &quot; presence&quot;)" office:value-type="string" office:string-value="new shoot system emerging from ground presence" calcext:value-type="string">
            <text:p>new shoot system emerging from groun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ew shoot system emerging from ground</text:p>
          </table:table-cell>
          <table:table-cell table:style-name="ce8" table:formula="of:=CONCATENATE(&quot;A {plant phenological trait} that is measured by the number of &quot;; SUBSTITUTE([.E8]; &quot;system&quot;; &quot;systems&quot;); &quot; {$&quot;; [.E8]; &quot;} on a {whole plant}.&quot;)" office:value-type="string" office:string-value="A {plant phenological trait} that is measured by the number of new shoot systems emerging from ground {$new shoot system emerging from ground} on a {whole plant}." calcext:value-type="string">
            <text:p>A {plant phenological trait} that is measured by the number of new shoot systems emerging from ground {$new shoot system emerging from groun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6</text:p>
          </table:table-cell>
          <table:table-cell table:formula="of:=CONCATENATE([.E9]; &quot; presence&quot;)" office:value-type="string" office:string-value="new shoot system emerging from ground in first growth cycle presence" calcext:value-type="string">
            <text:p>new shoot system emerging from ground in first growth cycl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ew shoot system emerging from ground in first growth cycle</text:p>
          </table:table-cell>
          <table:table-cell table:style-name="ce8" table:formula="of:=CONCATENATE(&quot;A {plant phenological trait} that is measured by the number of &quot;; SUBSTITUTE([.E9]; &quot;system&quot;; &quot;systems&quot;); &quot; {$&quot;; [.E9]; &quot;} on a {whole plant}.&quot;)" office:value-type="string" office:string-value="A {plant phenological trait} that is measured by the number of new shoot systems emerging from ground in first growth cycle {$new shoot system emerging from ground in first growth cycle} on a {whole plant}." calcext:value-type="string">
            <text:p>A {plant phenological trait} that is measured by the number of new shoot systems emerging from ground in first growth cycle {$new shoot system emerging from ground in first growth cycl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7</text:p>
          </table:table-cell>
          <table:table-cell table:formula="of:=CONCATENATE([.E10]; &quot; presence&quot;)" office:value-type="string" office:string-value="seedling presence" calcext:value-type="string">
            <text:p>seedling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eedling</text:p>
          </table:table-cell>
          <table:table-cell table:style-name="ce8" table:formula="of:=CONCATENATE(&quot;A {plant phenological trait} that is measured by whether or not a {whole plant} is a {&quot;; [.E10]; &quot;}.&quot;)" office:value-type="string" office:string-value="A {plant phenological trait} that is measured by whether or not a {whole plant} is a {seedling}." calcext:value-type="string">
            <text:p>A {plant phenological trait} that is measured by whether or not a {whole plant} is a {seedling}.</text:p>
          </table:table-cell>
          <table:table-cell office:value-type="string" calcext:value-type="string">
            <text:p>For consistency with other trait measurements, 'seedling presence' is also measured with a count, which must be a binary value: 0 if the plant is a seedling, 1 if it is not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8</text:p>
          </table:table-cell>
          <table:table-cell table:formula="of:=CONCATENATE([.E11]; &quot; presence&quot;)" office:value-type="string" office:string-value="new shoot system emerging from ground in later growth cycle presence" calcext:value-type="string">
            <text:p>new shoot system emerging from ground in later growth cycl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ew shoot system emerging from ground in later growth cycle</text:p>
          </table:table-cell>
          <table:table-cell table:style-name="ce8" table:formula="of:=CONCATENATE(&quot;A {plant phenological trait} that is measured by the number of &quot;; SUBSTITUTE([.E11]; &quot;system&quot;; &quot;systems&quot;); &quot; {$&quot;; [.E11]; &quot;} on a {whole plant}.&quot;)" office:value-type="string" office:string-value="A {plant phenological trait} that is measured by the number of new shoot systems emerging from ground in later growth cycle {$new shoot system emerging from ground in later growth cycle} on a {whole plant}." calcext:value-type="string">
            <text:p>A {plant phenological trait} that is measured by the number of new shoot systems emerging from ground in later growth cycle {$new shoot system emerging from ground in later growth cycl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9</text:p>
          </table:table-cell>
          <table:table-cell office:value-type="string" calcext:value-type="string">
            <text:p>leaf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vegetative bud'</text:p>
          </table:table-cell>
          <table:table-cell table:style-name="ce7" table:formula="of:=CONCATENATE(&quot;A {plant phenological trait} that is measured by the number of &quot;; SUBSTITUTE(SUBSTITUTE([.E12]; &quot;PO:&quot;; &quot;&quot;); &quot;'&quot;; &quot;&quot;); &quot;s {$&quot;; [.E12]; &quot;} on a {whole plant}.&quot;)" office:value-type="string" office:string-value="A {plant phenological trait} that is measured by the number of vegetative buds {$PO:'vegetative bud'} on a {whole plant}." calcext:value-type="string">
            <text:p>A {plant phenological trait} that is measured by the number of vegetative buds {$PO:'vegetative bud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0</text:p>
          </table:table-cell>
          <table:table-cell table:formula="of:=CONCATENATE([.E13]; &quot; presence&quot;)" office:value-type="string" office:string-value="dormant leaf bud presence" calcext:value-type="string">
            <text:p>dormant leaf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dormant leaf bud</text:p>
          </table:table-cell>
          <table:table-cell table:style-name="ce8" table:formula="of:=CONCATENATE(&quot;A {plant phenological trait} that is measured by the number of &quot;; [.E13]; &quot;s {$&quot;; [.E13]; &quot;} on a {whole plant}.&quot;)" office:value-type="string" office:string-value="A {plant phenological trait} that is measured by the number of dormant leaf buds {$dormant leaf bud} on a {whole plant}." calcext:value-type="string">
            <text:p>A {plant phenological trait} that is measured by the number of dormant leaf buds {$dormant leaf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1</text:p>
          </table:table-cell>
          <table:table-cell table:formula="of:=CONCATENATE([.E14]; &quot; presence&quot;)" office:value-type="string" office:string-value="non-dormant leaf bud presence" calcext:value-type="string">
            <text:p>non-dormant leaf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on-dormant leaf bud</text:p>
          </table:table-cell>
          <table:table-cell table:style-name="ce8" table:formula="of:=CONCATENATE(&quot;A {plant phenological trait} that is measured by the number of &quot;; [.E14]; &quot;s {$&quot;; [.E14]; &quot;} on a {whole plant}.&quot;)" office:value-type="string" office:string-value="A {plant phenological trait} that is measured by the number of non-dormant leaf buds {$non-dormant leaf bud} on a {whole plant}." calcext:value-type="string">
            <text:p>A {plant phenological trait} that is measured by the number of non-dormant leaf buds {$non-dormant leaf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2</text:p>
          </table:table-cell>
          <table:table-cell table:formula="of:=CONCATENATE([.E15]; &quot; presence&quot;)" office:value-type="string" office:string-value="swelling leaf bud presence" calcext:value-type="string">
            <text:p>swelling leaf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welling leaf bud</text:p>
          </table:table-cell>
          <table:table-cell table:style-name="ce8" table:formula="of:=CONCATENATE(&quot;A {plant phenological trait} that is measured by the number of &quot;; [.E15]; &quot;s {$&quot;; [.E15]; &quot;} on a {whole plant}.&quot;)" office:value-type="string" office:string-value="A {plant phenological trait} that is measured by the number of swelling leaf buds {$swelling leaf bud} on a {whole plant}." calcext:value-type="string">
            <text:p>A {plant phenological trait} that is measured by the number of swelling leaf buds {$swelling leaf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3</text:p>
          </table:table-cell>
          <table:table-cell table:formula="of:=CONCATENATE([.E16]; &quot; presence&quot;)" office:value-type="string" office:string-value="breaking leaf bud presence" calcext:value-type="string">
            <text:p>breaking leaf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breaking leaf bud</text:p>
          </table:table-cell>
          <table:table-cell table:style-name="ce8" table:formula="of:=CONCATENATE(&quot;A {plant phenological trait} that is measured by the number of &quot;; [.E16]; &quot;s {$&quot;; [.E16]; &quot;} on a {whole plant}.&quot;)" office:value-type="string" office:string-value="A {plant phenological trait} that is measured by the number of breaking leaf buds {$breaking leaf bud} on a {whole plant}." calcext:value-type="string">
            <text:p>A {plant phenological trait} that is measured by the number of breaking leaf buds {$breaking leaf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7"/>
          <table:table-cell table:number-columns-repeated="5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4</text:p>
          </table:table-cell>
          <table:table-cell table:formula="of:=CONCATENATE([.E18]; &quot; presence&quot;)" office:value-type="string" office:string-value="vascular leaf presence" calcext:value-type="string">
            <text:p>vascular leaf presence</text:p>
          </table:table-cell>
          <table:table-cell office:value-type="string" calcext:value-type="string">
            <text:p>'plant structure presence'</text:p>
          </table:table-cell>
          <table:table-cell office:value-type="string" calcext:value-type="string">
            <text:p>vascular leaf</text:p>
          </table:table-cell>
          <table:table-cell table:style-name="ce8" table:formula="of:=CONCATENATE(&quot;A {plant phenological trait} that is measured by the number of &quot;; SUBSTITUTE([.E18]; &quot;leaf&quot;; &quot;leaves&quot;); &quot; {$&quot;; [.E18]; &quot;} on a {whole plant}.&quot;)" office:value-type="string" office:string-value="A {plant phenological trait} that is measured by the number of vascular leaves {$vascular leaf} on a {whole plant}." calcext:value-type="string">
            <text:p>A {plant phenological trait} that is measured by the number of vascular leaves {$vascular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15</text:p>
          </table:table-cell>
          <table:table-cell table:formula="of:=CONCATENATE([.E19]; &quot; presence&quot;)" office:value-type="string" office:string-value="true leaf presence" calcext:value-type="string">
            <text:p>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true leaf</text:p>
          </table:table-cell>
          <table:table-cell table:style-name="ce8" table:formula="of:=CONCATENATE(&quot;A {plant phenological trait} that is measured by the number of &quot;; SUBSTITUTE([.E19]; &quot;leaf&quot;; &quot;leaves&quot;); &quot; {$&quot;; [.E19]; &quot;} on a {whole plant}.&quot;)" office:value-type="string" office:string-value="A {plant phenological trait} that is measured by the number of true leaves {$true leaf} on a {whole plant}." calcext:value-type="string">
            <text:p>A {plant phenological trait} that is measured by the number of true leaves {$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6</text:p>
          </table:table-cell>
          <table:table-cell table:formula="of:=CONCATENATE([.E20]; &quot; presence&quot;)" office:value-type="string" office:string-value="unfolding true leaf presence" calcext:value-type="string">
            <text:p>unfolding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unfolding true leaf</text:p>
          </table:table-cell>
          <table:table-cell table:style-name="ce8" table:formula="of:=CONCATENATE(&quot;A {plant phenological trait} that is measured by the number of &quot;; SUBSTITUTE([.E20]; &quot;leaf&quot;; &quot;leaves&quot;); &quot; {$&quot;; [.E20]; &quot;} on a {whole plant}.&quot;)" office:value-type="string" office:string-value="A {plant phenological trait} that is measured by the number of unfolding true leaves {$unfolding true leaf} on a {whole plant}." calcext:value-type="string">
            <text:p>A {plant phenological trait} that is measured by the number of unfolding true leaves {$unfolding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7</text:p>
          </table:table-cell>
          <table:table-cell table:formula="of:=CONCATENATE([.E21]; &quot; presence&quot;)" office:value-type="string" office:string-value="unfolded true leaf presence" calcext:value-type="string">
            <text:p>unfolded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unfolded true leaf</text:p>
          </table:table-cell>
          <table:table-cell table:style-name="ce8" table:formula="of:=CONCATENATE(&quot;A {plant phenological trait} that is measured by the number of &quot;; SUBSTITUTE([.E21]; &quot;leaf&quot;; &quot;leaves&quot;); &quot; {$&quot;; [.E21]; &quot;} on a {whole plant}.&quot;)" office:value-type="string" office:string-value="A {plant phenological trait} that is measured by the number of unfolded true leaves {$unfolded true leaf} on a {whole plant}." calcext:value-type="string">
            <text:p>A {plant phenological trait} that is measured by the number of unfolded true leaves {$unfolded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8</text:p>
          </table:table-cell>
          <table:table-cell table:formula="of:=CONCATENATE([.E22]; &quot; presence&quot;)" office:value-type="string" office:string-value="non-senescing unfolded true leaf presence" calcext:value-type="string">
            <text:p>non-senescing unfolded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on-senescing unfolded true leaf</text:p>
          </table:table-cell>
          <table:table-cell table:style-name="ce8" table:formula="of:=CONCATENATE(&quot;A {plant phenological trait} that is measured by the number of &quot;; SUBSTITUTE([.E22]; &quot;leaf&quot;; &quot;leaves&quot;); &quot; {$&quot;; [.E22]; &quot;} on a {whole plant}.&quot;)" office:value-type="string" office:string-value="A {plant phenological trait} that is measured by the number of non-senescing unfolded true leaves {$non-senescing unfolded true leaf} on a {whole plant}." calcext:value-type="string">
            <text:p>A {plant phenological trait} that is measured by the number of non-senescing unfolded true leaves {$non-senescing unfolded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9</text:p>
          </table:table-cell>
          <table:table-cell table:formula="of:=CONCATENATE([.E23]; &quot; presence&quot;)" office:value-type="string" office:string-value="senescing true leaf presence" calcext:value-type="string">
            <text:p>senescing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enescing true leaf</text:p>
          </table:table-cell>
          <table:table-cell table:style-name="ce8" table:formula="of:=CONCATENATE(&quot;A {plant phenological trait} that is measured by the number of &quot;; SUBSTITUTE([.E23]; &quot;leaf&quot;; &quot;leaves&quot;); &quot; {$&quot;; [.E23]; &quot;} on a {whole plant}.&quot;)" office:value-type="string" office:string-value="A {plant phenological trait} that is measured by the number of senescing true leaves {$senescing true leaf} on a {whole plant}." calcext:value-type="string">
            <text:p>A {plant phenological trait} that is measured by the number of senescing true leaves {$senescing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20</text:p>
          </table:table-cell>
          <table:table-cell table:formula="of:=CONCATENATE([.E24]; &quot; presence&quot;)" office:value-type="string" office:string-value="immature unfolded true leaf presence" calcext:value-type="string">
            <text:p>immature unfolded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immature unfolded true leaf</text:p>
          </table:table-cell>
          <table:table-cell table:style-name="ce8" table:formula="of:=CONCATENATE(&quot;A {plant phenological trait} that is measured by the number of &quot;; SUBSTITUTE([.E24]; &quot;leaf&quot;; &quot;leaves&quot;); &quot; {$&quot;; [.E24]; &quot;} on a {whole plant}.&quot;)" office:value-type="string" office:string-value="A {plant phenological trait} that is measured by the number of immature unfolded true leaves {$immature unfolded true leaf} on a {whole plant}." calcext:value-type="string">
            <text:p>A {plant phenological trait} that is measured by the number of immature unfolded true leaves {$immature unfolded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21</text:p>
          </table:table-cell>
          <table:table-cell table:formula="of:=CONCATENATE([.E25]; &quot; presence&quot;)" office:value-type="string" office:string-value="mature true leaf presence" calcext:value-type="string">
            <text:p>mature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mature true leaf</text:p>
          </table:table-cell>
          <table:table-cell table:style-name="ce8" table:formula="of:=CONCATENATE(&quot;A {plant phenological trait} that is measured by the number of &quot;; SUBSTITUTE([.E25]; &quot;leaf&quot;; &quot;leaves&quot;); &quot; {$&quot;; [.E25]; &quot;} on a {whole plant}.&quot;)" office:value-type="string" office:string-value="A {plant phenological trait} that is measured by the number of mature true leaves {$mature true leaf} on a {whole plant}." calcext:value-type="string">
            <text:p>A {plant phenological trait} that is measured by the number of mature true leaves {$mature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22</text:p>
          </table:table-cell>
          <table:table-cell table:formula="of:=CONCATENATE([.E26]; &quot; presence&quot;)" office:value-type="string" office:string-value="expanding unfolded true leaf presence" calcext:value-type="string">
            <text:p>expanding unfolded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expanding unfolded true leaf</text:p>
          </table:table-cell>
          <table:table-cell table:style-name="ce8" table:formula="of:=CONCATENATE(&quot;A {plant phenological trait} that is measured by the number of &quot;; SUBSTITUTE([.E26]; &quot;leaf&quot;; &quot;leaves&quot;); &quot; {$&quot;; [.E26]; &quot;} on a {whole plant}.&quot;)" office:value-type="string" office:string-value="A {plant phenological trait} that is measured by the number of expanding unfolded true leaves {$expanding unfolded true leaf} on a {whole plant}." calcext:value-type="string">
            <text:p>A {plant phenological trait} that is measured by the number of expanding unfolded true leaves {$expanding unfolded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23</text:p>
          </table:table-cell>
          <table:table-cell table:formula="of:=CONCATENATE([.E27]; &quot; presence&quot;)" office:value-type="string" office:string-value="expanded immature true leaf presence" calcext:value-type="string">
            <text:p>expanded immature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expanded immature true leaf</text:p>
          </table:table-cell>
          <table:table-cell table:style-name="ce8" table:formula="of:=CONCATENATE(&quot;A {plant phenological trait} that is measured by the number of &quot;; SUBSTITUTE([.E27]; &quot;leaf&quot;; &quot;leaves&quot;); &quot; {$&quot;; [.E27]; &quot;} on a {whole plant}.&quot;)" office:value-type="string" office:string-value="A {plant phenological trait} that is measured by the number of expanded immature true leaves {$expanded immature true leaf} on a {whole plant}." calcext:value-type="string">
            <text:p>A {plant phenological trait} that is measured by the number of expanded immature true leaves {$expanded immature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24</text:p>
          </table:table-cell>
          <table:table-cell table:formula="of:=CONCATENATE([.E28]; &quot; presence&quot;)" office:value-type="string" office:string-value="expanding true leaf presence" calcext:value-type="string">
            <text:p>expanding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expanding true leaf</text:p>
          </table:table-cell>
          <table:table-cell table:style-name="ce8" table:formula="of:=CONCATENATE(&quot;A {plant phenological trait} that is measured by the number of &quot;; SUBSTITUTE([.E28]; &quot;leaf&quot;; &quot;leaves&quot;); &quot; {$&quot;; [.E28]; &quot;} on a {whole plant}.&quot;)" office:value-type="string" office:string-value="A {plant phenological trait} that is measured by the number of expanding true leaves {$expanding true leaf} on a {whole plant}." calcext:value-type="string">
            <text:p>A {plant phenological trait} that is measured by the number of expanding true leaves {$expanding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7"/>
          <table:table-cell table:number-columns-repeated="5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25</text:p>
          </table:table-cell>
          <table:table-cell table:formula="of:=CONCATENATE([.E30]; &quot; presence&quot;)" office:value-type="string" office:string-value="reproductive structure presence" calcext:value-type="string">
            <text:p>reproductive structur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reproductive structure</text:p>
          </table:table-cell>
          <table:table-cell table:style-name="ce7" table:formula="of:=CONCATENATE(&quot;A {plant phenological trait} that is measured by the number of &quot;; [.E30]; &quot;s {$&quot;; [.E30]; &quot;} on a {whole plant}.&quot;)" office:value-type="string" office:string-value="A {plant phenological trait} that is measured by the number of reproductive structures {$reproductive structure} on a {whole plant}." calcext:value-type="string">
            <text:p>A {plant phenological trait} that is measured by the number of reproductive structures {$reproductive structur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26</text:p>
          </table:table-cell>
          <table:table-cell table:formula="of:=CONCATENATE(SUBSTITUTE(SUBSTITUTE([.E31]; &quot;PO:&quot;; &quot;&quot;); &quot;'&quot;; &quot;&quot;); &quot; presence&quot;)" office:value-type="string" office:string-value="floral structure presence" calcext:value-type="string">
            <text:p>floral structur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floral structure</text:p>
          </table:table-cell>
          <table:table-cell table:style-name="ce7" table:formula="of:=CONCATENATE(&quot;A {plant phenological trait} that is measured by the number of &quot;; SUBSTITUTE(SUBSTITUTE([.E31]; &quot;PO:&quot;; &quot;&quot;); &quot;'&quot;; &quot;&quot;); &quot;s {$&quot;; [.E31]; &quot;} on a {whole plant}.&quot;)" office:value-type="string" office:string-value="A {plant phenological trait} that is measured by the number of floral structures {$floral structure} on a {whole plant}." calcext:value-type="string">
            <text:p>A {plant phenological trait} that is measured by the number of floral structures {$floral structur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27</text:p>
          </table:table-cell>
          <table:table-cell table:formula="of:=CONCATENATE(SUBSTITUTE(SUBSTITUTE([.E32]; &quot;PO:&quot;; &quot;&quot;); &quot;'&quot;; &quot;&quot;); &quot; presence&quot;)" office:value-type="string" office:string-value="non-senesced floral structure presence" calcext:value-type="string">
            <text:p>non-senesced floral structur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on-senesced floral structure</text:p>
          </table:table-cell>
          <table:table-cell table:style-name="ce7" table:formula="of:=CONCATENATE(&quot;A {plant phenological trait} that is measured by the number of &quot;; SUBSTITUTE(SUBSTITUTE([.E32]; &quot;PO:&quot;; &quot;&quot;); &quot;'&quot;; &quot;&quot;); &quot;s {$&quot;; [.E32]; &quot;} on a {whole plant}.&quot;)" office:value-type="string" office:string-value="A {plant phenological trait} that is measured by the number of non-senesced floral structures {$non-senesced floral structure} on a {whole plant}." calcext:value-type="string">
            <text:p>A {plant phenological trait} that is measured by the number of non-senesced floral structures {$non-senesced floral structur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28</text:p>
          </table:table-cell>
          <table:table-cell table:formula="of:=CONCATENATE([.E33]; &quot; presence&quot;)" office:value-type="string" office:string-value="unopened floral structure presence" calcext:value-type="string">
            <text:p>unopened floral structur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unopened floral structure</text:p>
          </table:table-cell>
          <table:table-cell table:style-name="ce7" table:formula="of:=CONCATENATE(&quot;A {plant phenological trait} that is measured by the number of &quot;; [.E33]; &quot;s {$&quot;; [.E33]; &quot;} on a {whole plant}.&quot;)" office:value-type="string" office:string-value="A {plant phenological trait} that is measured by the number of unopened floral structures {$unopened floral structure} on a {whole plant}." calcext:value-type="string">
            <text:p>A {plant phenological trait} that is measured by the number of unopened floral structures {$unopened floral structur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29</text:p>
          </table:table-cell>
          <table:table-cell table:formula="of:=CONCATENATE([.E34]; &quot; presence&quot;)" office:value-type="string" office:string-value="opening floral structure presence" calcext:value-type="string">
            <text:p>opening floral structur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opening floral structure</text:p>
          </table:table-cell>
          <table:table-cell table:style-name="ce7" table:formula="of:=CONCATENATE(&quot;A {plant phenological trait} that is measured by the number of &quot;; [.E34]; &quot;s {$&quot;; [.E34]; &quot;} on a {whole plant}.&quot;)" office:value-type="string" office:string-value="A {plant phenological trait} that is measured by the number of opening floral structures {$opening floral structure} on a {whole plant}." calcext:value-type="string">
            <text:p>A {plant phenological trait} that is measured by the number of opening floral structures {$opening floral structur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0</text:p>
          </table:table-cell>
          <table:table-cell table:formula="of:=CONCATENATE([.E35]; &quot; presence&quot;)" office:value-type="string" office:string-value="open floral structure presence" calcext:value-type="string">
            <text:p>open floral structur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open floral structure</text:p>
          </table:table-cell>
          <table:table-cell table:style-name="ce7" table:formula="of:=CONCATENATE(&quot;A {plant phenological trait} that is measured by the number of &quot;; [.E35]; &quot;s {$&quot;; [.E35]; &quot;} on a {whole plant}.&quot;)" office:value-type="string" office:string-value="A {plant phenological trait} that is measured by the number of open floral structures {$open floral structure} on a {whole plant}." calcext:value-type="string">
            <text:p>A {plant phenological trait} that is measured by the number of open floral structures {$open floral structur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1</text:p>
          </table:table-cell>
          <table:table-cell table:formula="of:=CONCATENATE([.E36]; &quot; presence&quot;)" office:value-type="string" office:string-value="pollen-releasing floral structure presence" calcext:value-type="string">
            <text:p>pollen-releasing floral structur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llen-releasing floral structure</text:p>
          </table:table-cell>
          <table:table-cell table:style-name="ce7" table:formula="of:=CONCATENATE(&quot;A {plant phenological trait} that is measured by the number of &quot;; [.E36]; &quot;s {$&quot;; [.E36]; &quot;} on a {whole plant}.&quot;)" office:value-type="string" office:string-value="A {plant phenological trait} that is measured by the number of pollen-releasing floral structures {$pollen-releasing floral structure} on a {whole plant}." calcext:value-type="string">
            <text:p>A {plant phenological trait} that is measured by the number of pollen-releasing floral structures {$pollen-releasing floral structur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2</text:p>
          </table:table-cell>
          <table:table-cell table:formula="of:=CONCATENATE(SUBSTITUTE(SUBSTITUTE([.E37]; &quot;PO:&quot;; &quot;&quot;); &quot;'&quot;; &quot;&quot;); &quot; presence&quot;)" office:value-type="string" office:string-value="senesced floral structure presence" calcext:value-type="string">
            <text:p>senesced floral structur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enesced floral structure</text:p>
          </table:table-cell>
          <table:table-cell table:style-name="ce7" table:formula="of:=CONCATENATE(&quot;A {plant phenological trait} that is measured by the number of &quot;; SUBSTITUTE(SUBSTITUTE([.E37]; &quot;PO:&quot;; &quot;&quot;); &quot;'&quot;; &quot;&quot;); &quot;s {$&quot;; [.E37]; &quot;} on a {whole plant}.&quot;)" office:value-type="string" office:string-value="A {plant phenological trait} that is measured by the number of senesced floral structures {$senesced floral structure} on a {whole plant}." calcext:value-type="string">
            <text:p>A {plant phenological trait} that is measured by the number of senesced floral structures {$senesced floral structur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33</text:p>
          </table:table-cell>
          <table:table-cell table:formula="of:=CONCATENATE(SUBSTITUTE(SUBSTITUTE([.E38]; &quot;PO:&quot;; &quot;&quot;); &quot;'&quot;; &quot;&quot;); &quot; presence&quot;)" office:value-type="string" office:string-value="flower presence" calcext:value-type="string">
            <text:p>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flower'</text:p>
          </table:table-cell>
          <table:table-cell table:style-name="ce7" table:formula="of:=CONCATENATE(&quot;A {plant phenological trait} that is measured by the number of &quot;; SUBSTITUTE(SUBSTITUTE([.E38]; &quot;PO:&quot;; &quot;&quot;); &quot;'&quot;; &quot;&quot;); &quot;s {$&quot;; [.E38]; &quot;} on a {whole plant}.&quot;)" office:value-type="string" office:string-value="A {plant phenological trait} that is measured by the number of flowers {$PO:'flower'} on a {whole plant}." calcext:value-type="string">
            <text:p>A {plant phenological trait} that is measured by the number of flowers {$PO:'flower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4</text:p>
          </table:table-cell>
          <table:table-cell table:formula="of:=CONCATENATE(SUBSTITUTE(SUBSTITUTE([.E39]; &quot;PO:&quot;; &quot;&quot;); &quot;'&quot;; &quot;&quot;); &quot; presence&quot;)" office:value-type="string" office:string-value="non-senesced flower presence" calcext:value-type="string">
            <text:p>non-senesced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on-senesced flower</text:p>
          </table:table-cell>
          <table:table-cell table:style-name="ce7" table:formula="of:=CONCATENATE(&quot;A {plant phenological trait} that is measured by the number of &quot;; SUBSTITUTE(SUBSTITUTE([.E39]; &quot;PO:&quot;; &quot;&quot;); &quot;'&quot;; &quot;&quot;); &quot;s {$&quot;; [.E39]; &quot;} on a {whole plant}.&quot;)" office:value-type="string" office:string-value="A {plant phenological trait} that is measured by the number of non-senesced flowers {$non-senesced flower} on a {whole plant}." calcext:value-type="string">
            <text:p>A {plant phenological trait} that is measured by the number of non-senesced flowers {$non-senesced flower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5</text:p>
          </table:table-cell>
          <table:table-cell table:formula="of:=CONCATENATE([.E40]; &quot; presence&quot;)" office:value-type="string" office:string-value="unopened flower presence" calcext:value-type="string">
            <text:p>unopened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unopened flower</text:p>
          </table:table-cell>
          <table:table-cell table:style-name="ce7" table:formula="of:=CONCATENATE(&quot;A {plant phenological trait} that is measured by the number of &quot;; [.E40]; &quot;s {$&quot;; [.E40]; &quot;} on a {whole plant}.&quot;)" office:value-type="string" office:string-value="A {plant phenological trait} that is measured by the number of unopened flowers {$unopened flower} on a {whole plant}." calcext:value-type="string">
            <text:p>A {plant phenological trait} that is measured by the number of unopened flowers {$unopened flower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6</text:p>
          </table:table-cell>
          <table:table-cell table:formula="of:=CONCATENATE(SUBSTITUTE(SUBSTITUTE([.E41]; &quot;PO:&quot;; &quot;&quot;); &quot;'&quot;; &quot;&quot;); &quot; presence&quot;)" office:value-type="string" office:string-value="opening flower presence" calcext:value-type="string">
            <text:p>opening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opening flower</text:p>
          </table:table-cell>
          <table:table-cell table:style-name="ce7" table:formula="of:=CONCATENATE(&quot;A {plant phenological trait} that is measured by the number of &quot;; SUBSTITUTE(SUBSTITUTE([.E41]; &quot;PO:&quot;; &quot;&quot;); &quot;'&quot;; &quot;&quot;); &quot;s {$&quot;; [.E41]; &quot;} on a {whole plant}.&quot;)" office:value-type="string" office:string-value="A {plant phenological trait} that is measured by the number of opening flowers {$opening flower} on a {whole plant}." calcext:value-type="string">
            <text:p>A {plant phenological trait} that is measured by the number of opening flowers {$opening flower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7</text:p>
          </table:table-cell>
          <table:table-cell table:formula="of:=CONCATENATE([.E42]; &quot; presence&quot;)" office:value-type="string" office:string-value="open flower presence" calcext:value-type="string">
            <text:p>open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open flower</text:p>
          </table:table-cell>
          <table:table-cell table:style-name="ce7" table:formula="of:=CONCATENATE(&quot;A {plant phenological trait} that is measured by the number of &quot;; SUBSTITUTE(SUBSTITUTE([.E42]; &quot;PO:&quot;; &quot;&quot;); &quot;'&quot;; &quot;&quot;); &quot;s {$&quot;; [.E42]; &quot;} on a {whole plant}.&quot;)" office:value-type="string" office:string-value="A {plant phenological trait} that is measured by the number of open flowers {$open flower} on a {whole plant}." calcext:value-type="string">
            <text:p>A {plant phenological trait} that is measured by the number of open flowers {$open flower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8</text:p>
          </table:table-cell>
          <table:table-cell table:formula="of:=CONCATENATE([.E43]; &quot; presence&quot;)" office:value-type="string" office:string-value="pollen-releasing flower presence" calcext:value-type="string">
            <text:p>pollen-releasing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llen-releasing flower</text:p>
          </table:table-cell>
          <table:table-cell table:style-name="ce7" table:formula="of:=CONCATENATE(&quot;A {plant phenological trait} that is measured by the number of &quot;; SUBSTITUTE(SUBSTITUTE([.E43]; &quot;PO:&quot;; &quot;&quot;); &quot;'&quot;; &quot;&quot;); &quot;s {$&quot;; [.E43]; &quot;} on a {whole plant}.&quot;)" office:value-type="string" office:string-value="A {plant phenological trait} that is measured by the number of pollen-releasing flowers {$pollen-releasing flower} on a {whole plant}." calcext:value-type="string">
            <text:p>A {plant phenological trait} that is measured by the number of pollen-releasing flowers {$pollen-releasing flower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9</text:p>
          </table:table-cell>
          <table:table-cell table:formula="of:=CONCATENATE([.E44]; &quot; presence&quot;)" office:value-type="string" office:string-value="senesced flower presence" calcext:value-type="string">
            <text:p>senesced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enesced flower</text:p>
          </table:table-cell>
          <table:table-cell table:style-name="ce7" table:formula="of:=CONCATENATE(&quot;A {plant phenological trait} that is measured by the number of &quot;; SUBSTITUTE(SUBSTITUTE([.E44]; &quot;PO:&quot;; &quot;&quot;); &quot;'&quot;; &quot;&quot;); &quot;s {$&quot;; [.E44]; &quot;} on a {whole plant}.&quot;)" office:value-type="string" office:string-value="A {plant phenological trait} that is measured by the number of senesced flowers {$senesced flower} on a {whole plant}." calcext:value-type="string">
            <text:p>A {plant phenological trait} that is measured by the number of senesced flowers {$senesced flower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40</text:p>
          </table:table-cell>
          <table:table-cell office:value-type="string" calcext:value-type="string">
            <text:p>flower hea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inflorescence'</text:p>
          </table:table-cell>
          <table:table-cell table:style-name="ce7" table:formula="of:=CONCATENATE(&quot;A {plant phenological trait} that is measured by the number of &quot;; SUBSTITUTE(SUBSTITUTE([.E45]; &quot;PO:&quot;; &quot;&quot;); &quot;'&quot;; &quot;&quot;); &quot;s {$&quot;; [.E45]; &quot;} on a {whole plant}.&quot;)" office:value-type="string" office:string-value="A {plant phenological trait} that is measured by the number of inflorescences {$PO:'inflorescence'} on a {whole plant}." calcext:value-type="string">
            <text:p>A {plant phenological trait} that is measured by the number of inflorescences {$PO:'inflorescence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41</text:p>
          </table:table-cell>
          <table:table-cell table:formula="of:=CONCATENATE([.E46]; &quot; presence&quot;)" office:value-type="string" office:string-value="non-senesced flower head presence" calcext:value-type="string">
            <text:p>non-senesced flower hea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on-senesced flower head</text:p>
          </table:table-cell>
          <table:table-cell table:style-name="ce7" table:formula="of:=CONCATENATE(&quot;A {plant phenological trait} that is measured by the number of &quot;; SUBSTITUTE(SUBSTITUTE([.E46]; &quot;PO:&quot;; &quot;&quot;); &quot;'&quot;; &quot;&quot;); &quot;s {$&quot;; [.E46]; &quot;} on a {whole plant}.&quot;)" office:value-type="string" office:string-value="A {plant phenological trait} that is measured by the number of non-senesced flower heads {$non-senesced flower head} on a {whole plant}." calcext:value-type="string">
            <text:p>A {plant phenological trait} that is measured by the number of non-senesced flower heads {$non-senesced flower hea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42</text:p>
          </table:table-cell>
          <table:table-cell table:formula="of:=CONCATENATE([.E47]; &quot; presence&quot;)" office:value-type="string" office:string-value="unopened flower head presence" calcext:value-type="string">
            <text:p>unopened flower hea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unopened flower head</text:p>
          </table:table-cell>
          <table:table-cell table:style-name="ce7" table:formula="of:=CONCATENATE(&quot;A {plant phenological trait} that is measured by the number of &quot;; SUBSTITUTE(SUBSTITUTE([.E47]; &quot;PO:&quot;; &quot;&quot;); &quot;'&quot;; &quot;&quot;); &quot;s {$&quot;; [.E47]; &quot;} on a {whole plant}.&quot;)" office:value-type="string" office:string-value="A {plant phenological trait} that is measured by the number of unopened flower heads {$unopened flower head} on a {whole plant}." calcext:value-type="string">
            <text:p>A {plant phenological trait} that is measured by the number of unopened flower heads {$unopened flower hea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43</text:p>
          </table:table-cell>
          <table:table-cell table:formula="of:=CONCATENATE([.E48]; &quot; presence&quot;)" office:value-type="string" office:string-value="opening flower head presence" calcext:value-type="string">
            <text:p>opening flower hea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opening flower head</text:p>
          </table:table-cell>
          <table:table-cell table:style-name="ce7" table:formula="of:=CONCATENATE(&quot;A {plant phenological trait} that is measured by the number of &quot;; SUBSTITUTE(SUBSTITUTE([.E48]; &quot;PO:&quot;; &quot;&quot;); &quot;'&quot;; &quot;&quot;); &quot;s {$&quot;; [.E48]; &quot;} on a {whole plant}.&quot;)" office:value-type="string" office:string-value="A {plant phenological trait} that is measured by the number of opening flower heads {$opening flower head} on a {whole plant}." calcext:value-type="string">
            <text:p>A {plant phenological trait} that is measured by the number of opening flower heads {$opening flower hea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44</text:p>
          </table:table-cell>
          <table:table-cell table:formula="of:=CONCATENATE([.E49]; &quot; presence&quot;)" office:value-type="string" office:string-value="open flower head presence" calcext:value-type="string">
            <text:p>open flower hea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open flower head</text:p>
          </table:table-cell>
          <table:table-cell table:style-name="ce7" table:formula="of:=CONCATENATE(&quot;A {plant phenological trait} that is measured by the number of &quot;; SUBSTITUTE(SUBSTITUTE([.E49]; &quot;PO:&quot;; &quot;&quot;); &quot;'&quot;; &quot;&quot;); &quot;s {$&quot;; [.E49]; &quot;} on a {whole plant}.&quot;)" office:value-type="string" office:string-value="A {plant phenological trait} that is measured by the number of open flower heads {$open flower head} on a {whole plant}." calcext:value-type="string">
            <text:p>A {plant phenological trait} that is measured by the number of open flower heads {$open flower hea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45</text:p>
          </table:table-cell>
          <table:table-cell table:formula="of:=CONCATENATE([.E50]; &quot; presence&quot;)" office:value-type="string" office:string-value="pollen-releasing flower head presence" calcext:value-type="string">
            <text:p>pollen-releasing flower hea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llen-releasing flower head</text:p>
          </table:table-cell>
          <table:table-cell table:style-name="ce7" table:formula="of:=CONCATENATE(&quot;A {plant phenological trait} that is measured by the number of &quot;; SUBSTITUTE(SUBSTITUTE([.E50]; &quot;PO:&quot;; &quot;&quot;); &quot;'&quot;; &quot;&quot;); &quot;s {$&quot;; [.E50]; &quot;} on a {whole plant}.&quot;)" office:value-type="string" office:string-value="A {plant phenological trait} that is measured by the number of pollen-releasing flower heads {$pollen-releasing flower head} on a {whole plant}." calcext:value-type="string">
            <text:p>A {plant phenological trait} that is measured by the number of pollen-releasing flower heads {$pollen-releasing flower hea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46</text:p>
          </table:table-cell>
          <table:table-cell table:formula="of:=CONCATENATE([.E51]; &quot; presence&quot;)" office:value-type="string" office:string-value="senesced flower head presence" calcext:value-type="string">
            <text:p>senesced flower hea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enesced flower head</text:p>
          </table:table-cell>
          <table:table-cell table:style-name="ce7" table:formula="of:=CONCATENATE(&quot;A {plant phenological trait} that is measured by the number of &quot;; SUBSTITUTE(SUBSTITUTE([.E51]; &quot;PO:&quot;; &quot;&quot;); &quot;'&quot;; &quot;&quot;); &quot;s {$&quot;; [.E51]; &quot;} on a {whole plant}.&quot;)" office:value-type="string" office:string-value="A {plant phenological trait} that is measured by the number of senesced flower heads {$senesced flower head} on a {whole plant}." calcext:value-type="string">
            <text:p>A {plant phenological trait} that is measured by the number of senesced flower heads {$senesced flower hea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47</text:p>
          </table:table-cell>
          <table:table-cell office:value-type="string" calcext:value-type="string">
            <text:p>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imple fruit or compound fruit</text:p>
          </table:table-cell>
          <table:table-cell table:style-name="ce7" table:formula="of:=CONCATENATE(&quot;A {plant phenological trait} that is measured by the number of &quot;; SUBSTITUTE(SUBSTITUTE([.E52]; &quot;PO:&quot;; &quot;&quot;); &quot;'&quot;; &quot;&quot;); &quot;s {$&quot;; [.E52]; &quot;} on a {whole plant}.&quot;)" office:value-type="string" office:string-value="A {plant phenological trait} that is measured by the number of simple fruit or compound fruits {$simple fruit or compound fruit} on a {whole plant}." calcext:value-type="string">
            <text:p>A {plant phenological trait} that is measured by the number of simple fruit or compound fruits {$simple fruit or compound 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48</text:p>
          </table:table-cell>
          <table:table-cell table:formula="of:=CONCATENATE([.E53]; &quot; presence&quot;)" office:value-type="string" office:string-value="ripening fruit presence" calcext:value-type="string">
            <text:p>ripening 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ripening fruit</text:p>
          </table:table-cell>
          <table:table-cell table:style-name="ce7" table:formula="of:=CONCATENATE(&quot;A {plant phenological trait} that is measured by the number of &quot;; SUBSTITUTE(SUBSTITUTE([.E53]; &quot;PO:&quot;; &quot;&quot;); &quot;'&quot;; &quot;&quot;); &quot;s {$&quot;; [.E53]; &quot;} on a {whole plant}.&quot;)" office:value-type="string" office:string-value="A {plant phenological trait} that is measured by the number of ripening fruits {$ripening fruit} on a {whole plant}." calcext:value-type="string">
            <text:p>A {plant phenological trait} that is measured by the number of ripening fruits {$ripening 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49</text:p>
          </table:table-cell>
          <table:table-cell table:formula="of:=CONCATENATE([.E54]; &quot; presence&quot;)" office:value-type="string" office:string-value="unripe fruit presence" calcext:value-type="string">
            <text:p>unripe 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unripe fruit</text:p>
          </table:table-cell>
          <table:table-cell table:style-name="ce7" table:formula="of:=CONCATENATE(&quot;A {plant phenological trait} that is measured by the number of &quot;; SUBSTITUTE(SUBSTITUTE([.E54]; &quot;PO:&quot;; &quot;&quot;); &quot;'&quot;; &quot;&quot;); &quot;s {$&quot;; [.E54]; &quot;} on a {whole plant}.&quot;)" office:value-type="string" office:string-value="A {plant phenological trait} that is measured by the number of unripe fruits {$unripe fruit} on a {whole plant}." calcext:value-type="string">
            <text:p>A {plant phenological trait} that is measured by the number of unripe fruits {$unripe 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50</text:p>
          </table:table-cell>
          <table:table-cell table:formula="of:=CONCATENATE([.E55]; &quot; presence&quot;)" office:value-type="string" office:string-value="ripe fruit presence" calcext:value-type="string">
            <text:p>ripe 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ripe fruit</text:p>
          </table:table-cell>
          <table:table-cell table:style-name="ce7" table:formula="of:=CONCATENATE(&quot;A {plant phenological trait} that is measured by the number of &quot;; SUBSTITUTE(SUBSTITUTE([.E55]; &quot;PO:&quot;; &quot;&quot;); &quot;'&quot;; &quot;&quot;); &quot;s {$&quot;; [.E55]; &quot;} on a {whole plant}.&quot;)" office:value-type="string" office:string-value="A {plant phenological trait} that is measured by the number of ripe fruits {$ripe fruit} on a {whole plant}." calcext:value-type="string">
            <text:p>A {plant phenological trait} that is measured by the number of ripe fruits {$ripe 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7"/>
          <table:table-cell table:number-columns-repeated="5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51</text:p>
          </table:table-cell>
          <table:table-cell office:value-type="string" calcext:value-type="string">
            <text:p>cone presence</text:p>
          </table:table-cell>
          <table:table-cell office:value-type="string" calcext:value-type="string">
            <text:p>'plant structure presence'</text:p>
          </table:table-cell>
          <table:table-cell office:value-type="string" calcext:value-type="string">
            <text:p>PO:'strobilus'</text:p>
          </table:table-cell>
          <table:table-cell table:style-name="ce8" office:value-type="string" calcext:value-type="string">
            <text:p>A {plant phenological trait} that is measured by the number of cones (strobili) {$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52</text:p>
          </table:table-cell>
          <table:table-cell office:value-type="string" calcext:value-type="string">
            <text:p>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microsporangiate strobilus'</text:p>
          </table:table-cell>
          <table:table-cell table:style-name="ce7" table:formula="of:=CONCATENATE(&quot;A {plant phenological trait} that is measured by the number of pollen cones {$&quot;; [.E58]; &quot;} on a {whole plant}.&quot;)" office:value-type="string" office:string-value="A {plant phenological trait} that is measured by the number of pollen cones {$PO:'microsporangiate strobilus'} on a {whole plant}." calcext:value-type="string">
            <text:p>A {plant phenological trait} that is measured by the number of pollen cones {$PO:'microsporangiate strobilus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53</text:p>
          </table:table-cell>
          <table:table-cell table:formula="of:=CONCATENATE([.E59]; &quot; presence&quot;)" office:value-type="string" office:string-value="fresh pollen cone presence" calcext:value-type="string">
            <text:p>fresh 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fresh pollen cone</text:p>
          </table:table-cell>
          <table:table-cell table:style-name="ce7" table:formula="of:=CONCATENATE(&quot;A {plant phenological trait} that is measured by the number of &quot;; [.E59]; &quot;s {$&quot;; [.E59]; &quot;} on a {whole plant}.&quot;)" office:value-type="string" office:string-value="A {plant phenological trait} that is measured by the number of fresh pollen cones {$fresh pollen cone} on a {whole plant}." calcext:value-type="string">
            <text:p>A {plant phenological trait} that is measured by the number of fresh pollen cones {$fresh pollen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54</text:p>
          </table:table-cell>
          <table:table-cell table:formula="of:=CONCATENATE([.E60]; &quot; presence&quot;)" office:value-type="string" office:string-value="open pollen cone presence" calcext:value-type="string">
            <text:p>open 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open pollen cone</text:p>
          </table:table-cell>
          <table:table-cell table:style-name="ce7" table:formula="of:=CONCATENATE(&quot;A {plant phenological trait} that is measured by the number of &quot;; [.E60]; &quot;s {$&quot;; [.E60]; &quot;} on a {whole plant}.&quot;)" office:value-type="string" office:string-value="A {plant phenological trait} that is measured by the number of open pollen cones {$open pollen cone} on a {whole plant}." calcext:value-type="string">
            <text:p>A {plant phenological trait} that is measured by the number of open pollen cones {$open pollen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55</text:p>
          </table:table-cell>
          <table:table-cell table:formula="of:=CONCATENATE([.E61]; &quot; presence&quot;)" office:value-type="string" office:string-value="pollen-releasing pollen cone presence" calcext:value-type="string">
            <text:p>pollen-releasing 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llen-releasing pollen cone</text:p>
          </table:table-cell>
          <table:table-cell table:style-name="ce7" table:formula="of:=CONCATENATE(&quot;A {plant phenological trait} that is measured by the number of &quot;; [.E61]; &quot;s {$&quot;; [.E61]; &quot;} on a {whole plant}.&quot;)" office:value-type="string" office:string-value="A {plant phenological trait} that is measured by the number of pollen-releasing pollen cones {$pollen-releasing pollen cone} on a {whole plant}." calcext:value-type="string">
            <text:p>A {plant phenological trait} that is measured by the number of pollen-releasing pollen cones {$pollen-releasing pollen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56</text:p>
          </table:table-cell>
          <table:table-cell office:value-type="string" calcext:value-type="string">
            <text:p>seed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megasporangiate strobilus'</text:p>
          </table:table-cell>
          <table:table-cell table:style-name="ce7" table:formula="of:=CONCATENATE(&quot;A {plant phenological trait} that is measured by the number of seed cones {$&quot;; [.E62]; &quot;} on a {whole plant}.&quot;)" office:value-type="string" office:string-value="A {plant phenological trait} that is measured by the number of seed cones {$PO:'megasporangiate strobilus'} on a {whole plant}." calcext:value-type="string">
            <text:p>A {plant phenological trait} that is measured by the number of seed cones {$PO:'megasporangiate strobilus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57</text:p>
          </table:table-cell>
          <table:table-cell table:formula="of:=CONCATENATE([.E63]; &quot; presence&quot;)" office:value-type="string" office:string-value="fresh seed cone presence" calcext:value-type="string">
            <text:p>fresh seed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fresh seed cone</text:p>
          </table:table-cell>
          <table:table-cell table:style-name="ce7" table:formula="of:=CONCATENATE(&quot;A {plant phenological trait} that is measured by the number of &quot;; [.E63]; &quot;s {$&quot;; [.E63]; &quot;} on a {whole plant}.&quot;)" office:value-type="string" office:string-value="A {plant phenological trait} that is measured by the number of fresh seed cones {$fresh seed cone} on a {whole plant}." calcext:value-type="string">
            <text:p>A {plant phenological trait} that is measured by the number of fresh seed cones {$fresh seed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58</text:p>
          </table:table-cell>
          <table:table-cell table:formula="of:=CONCATENATE([.E64]; &quot; presence&quot;)" office:value-type="string" office:string-value="ripening seed cone presence" calcext:value-type="string">
            <text:p>ripening seed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ripening seed cone</text:p>
          </table:table-cell>
          <table:table-cell table:style-name="ce7" table:formula="of:=CONCATENATE(&quot;A {plant phenological trait} that is measured by the number of &quot;; [.E64]; &quot;s {$&quot;; [.E64]; &quot;} on a {whole plant}.&quot;)" office:value-type="string" office:string-value="A {plant phenological trait} that is measured by the number of ripening seed cones {$ripening seed cone} on a {whole plant}." calcext:value-type="string">
            <text:p>A {plant phenological trait} that is measured by the number of ripening seed cones {$ripening seed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59</text:p>
          </table:table-cell>
          <table:table-cell table:formula="of:=CONCATENATE([.E65]; &quot; presence&quot;)" office:value-type="string" office:string-value="unripe seed cone presence" calcext:value-type="string">
            <text:p>unripe seed cone presence</text:p>
          </table:table-cell>
          <table:table-cell office:value-type="string" calcext:value-type="string">
            <text:p>'plant structure presence'</text:p>
          </table:table-cell>
          <table:table-cell table:style-name="ce5" office:value-type="string" calcext:value-type="string">
            <text:p>unripe seed cone</text:p>
          </table:table-cell>
          <table:table-cell table:style-name="ce7" table:formula="of:=CONCATENATE(&quot;A {plant phenological trait} that is measured by the number of &quot;; [.E65]; &quot;s {$&quot;; [.E65]; &quot;} on a {whole plant}.&quot;)" office:value-type="string" office:string-value="A {plant phenological trait} that is measured by the number of unripe seed cones {$unripe seed cone} on a {whole plant}." calcext:value-type="string">
            <text:p>A {plant phenological trait} that is measured by the number of unripe seed cones {$unripe seed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60</text:p>
          </table:table-cell>
          <table:table-cell table:formula="of:=CONCATENATE([.E66]; &quot; presence&quot;)" office:value-type="string" office:string-value="ripe seed cone presence" calcext:value-type="string">
            <text:p>ripe seed cone presence</text:p>
          </table:table-cell>
          <table:table-cell office:value-type="string" calcext:value-type="string">
            <text:p>'plant structure presence'</text:p>
          </table:table-cell>
          <table:table-cell table:style-name="ce5" office:value-type="string" calcext:value-type="string">
            <text:p>ripe seed cone</text:p>
          </table:table-cell>
          <table:table-cell table:style-name="ce7" table:formula="of:=CONCATENATE(&quot;A {plant phenological trait} that is measured by the number of &quot;; [.E66]; &quot;s {$&quot;; [.E66]; &quot;} on a {whole plant}.&quot;)" office:value-type="string" office:string-value="A {plant phenological trait} that is measured by the number of ripe seed cones {$ripe seed cone} on a {whole plant}." calcext:value-type="string">
            <text:p>A {plant phenological trait} that is measured by the number of ripe seed cones {$ripe seed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7"/>
          <table:table-cell table:number-columns-repeated="5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61</text:p>
          </table:table-cell>
          <table:table-cell office:value-type="string" calcext:value-type="string">
            <text:p>abscised leaf presence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true leaf</text:p>
          </table:table-cell>
          <table:table-cell table:style-name="ce7" office:value-type="string" calcext:value-type="string">
            <text:p>A {plant phenological trait} that is measured by the number of true leaves {$true leaf} that a {whole plant} has abscised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062</text:p>
          </table:table-cell>
          <table:table-cell office:value-type="string" calcext:value-type="string">
            <text:p>abscised fruit or seed presence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ripe fruit</text:p>
          </table:table-cell>
          <table:table-cell table:style-name="ce7" office:value-type="string" calcext:value-type="string">
            <text:p>A {plant phenological trait} that is measured by the number of a whole plant's ripe fruits {$ripe fruit} that have been abscised or removed by an herbivore and/or the number of ripe fruits on a {whole plant} that have abscised at least one {mature seed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Class</text:p>
          </table:table-cell>
          <table:table-cell office:value-type="string" calcext:value-type="string">
            <text:p>PPO:0002063</text:p>
          </table:table-cell>
          <table:table-cell office:value-type="string" calcext:value-type="string">
            <text:p>abscised cone or seed presence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ripe seed cone</text:p>
          </table:table-cell>
          <table:table-cell table:style-name="ce7" office:value-type="string" calcext:value-type="string">
            <text:p>A {plant phenological trait} that is measured by the number of a whole plant's ripe seed cones {$ripe seed cone} that have been abscised or removed by an herbivore and/or the number of ripe seed cones on a {whole plant} that have abscised at least one {mature seed}.</text:p>
          </table:table-cell>
          <table:table-cell office:value-type="string" calcext:value-type="string">
            <text:p>The number can be 0 or more and only includes the most recent cone crop.</text:p>
          </table:table-cell>
          <table:table-cell table:number-columns-repeated="4"/>
        </table:table-row>
        <table:table-row table:style-name="ro10" table:number-rows-repeated="3">
          <table:table-cell table:number-columns-repeated="11"/>
        </table:table-row>
        <table:table-row table:style-name="ro10" table:number-rows-repeated="3">
          <table:table-cell table:style-name="Default" table:number-columns-repeated="4"/>
          <table:table-cell table:style-name="ce6"/>
          <table:table-cell table:style-name="Default" table:number-columns-repeated="3"/>
          <table:table-cell table:number-columns-repeated="3"/>
        </table:table-row>
        <table:table-row table:style-name="ro10" table:number-rows-repeated="1048499">
          <table:table-cell table:number-columns-repeated="11"/>
        </table:table-row>
        <table:table-row table:style-name="ro10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 style:data-style-name="N2" text:time-value="11:19:50.6578327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6T11:24:47.090818245</dc:date>
    <dc:creator>Brian </dc:creator>
    <meta:editing-duration>P38DT7H14M5S</meta:editing-duration>
    <meta:editing-cycles>162</meta:editing-cycles>
    <meta:generator>LibreOffice/5.1.4.2$Linux_X86_64 LibreOffice_project/10m0$Build-2</meta:generator>
    <meta:document-statistic meta:table-count="1" meta:cell-count="455" meta:object-count="0"/>
  </office:meta>
</office:document-meta>
</file>